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1C000000B23E1681EABFCEB8CC.png" manifest:media-type="image/png"/>
  <manifest:file-entry manifest:full-path="Pictures/1000000100000156000000480DAE0186C6886B0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</office:font-face-decls>
  <office:automatic-styles>
    <style:style style:name="Tabla3" style:family="table">
      <style:table-properties style:width="18.99cm" table:align="left" style:shadow="#dddddd 0.18cm 0.18cm"/>
    </style:style>
    <style:style style:name="Tabla3.A" style:family="table-column">
      <style:table-column-properties style:column-width="9.689cm"/>
    </style:style>
    <style:style style:name="Tabla3.B" style:family="table-column">
      <style:table-column-properties style:column-width="9.301cm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00a0c6" fo:padding="0.097cm" fo:border-left="1pt solid #00a0c6" fo:border-right="none" fo:border-top="1pt solid #00a0c6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00a0c6" fo:border-top="1pt solid #00a0c6" fo:border-bottom="1pt solid #00a0c6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6cm" style:rel-column-width="24475*"/>
    </style:style>
    <style:style style:name="Tabla4.B" style:family="table-column">
      <style:table-column-properties style:column-width="0.192cm" style:rel-column-width="663*"/>
    </style:style>
    <style:style style:name="Tabla4.C" style:family="table-column">
      <style:table-column-properties style:column-width="11.712cm" style:rel-column-width="40397*"/>
    </style:style>
    <style:style style:name="Tabla4.1" style:family="table-row">
      <style:table-row-properties style:min-row-height="0.504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00a0c6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00a0c6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00a0c6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6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7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1444b0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149d5bd" officeooo:paragraph-rsid="0149d5bd" style:font-size-asian="9pt" style:font-weight-asian="bold" style:font-size-complex="9pt" style:font-weight-complex="bold"/>
    </style:style>
    <style:style style:name="P11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2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7pt" officeooo:rsid="001812ca" officeooo:paragraph-rsid="00c6926d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fo:color="#333333" loext:opacity="100%" style:font-name="Roboto regular" fo:font-size="7pt" officeooo:rsid="006ef9c9" officeooo:paragraph-rsid="00c6926d" style:font-size-asian="7pt" style:font-size-complex="7pt"/>
    </style:style>
    <style:style style:name="P18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1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2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6" style:family="paragraph" style:parent-style-name="Standard">
      <style:text-properties fo:color="#ffffff" loext:opacity="100%" style:font-name="Roboto" fo:font-size="14pt" fo:font-weight="bold" officeooo:rsid="01bdd05f" officeooo:paragraph-rsid="0146d899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ffffff" loext:opacity="100%" style:font-name="Roboto" fo:font-size="8pt" style:text-underline-style="none" fo:font-weight="bold" officeooo:rsid="0021ecd2" officeooo:paragraph-rsid="0146d899" style:font-size-asian="8pt" style:font-weight-asian="bold" style:font-size-complex="8pt" style:font-weight-complex="bold"/>
    </style:style>
    <style:style style:name="P28" style:family="paragraph" style:parent-style-name="Standard">
      <style:text-properties fo:color="#ffffff" loext:opacity="100%" style:font-name="Roboto" fo:font-size="12pt" fo:font-weight="normal" officeooo:rsid="01561d1c" officeooo:paragraph-rsid="01561d1c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ffffff" loext:opacity="100%" style:font-name="Lato" fo:font-size="8pt" officeooo:rsid="01bdd05f" officeooo:paragraph-rsid="0146d899" style:font-size-asian="8pt" style:font-size-complex="8pt"/>
    </style:style>
    <style:style style:name="P30" style:family="paragraph" style:parent-style-name="Frame_20_contents">
      <style:paragraph-properties fo:text-align="justify" style:justify-single-word="false"/>
      <style:text-properties fo:color="#ffffff" loext:opacity="100%" officeooo:paragraph-rsid="012ad5df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21ecd2"/>
    </style:style>
    <style:style style:name="P33" style:family="paragraph" style:parent-style-name="Standard">
      <style:paragraph-properties fo:text-align="justify" style:justify-single-word="false"/>
      <style:text-properties officeooo:paragraph-rsid="00cf41b0"/>
    </style:style>
    <style:style style:name="P34" style:family="paragraph" style:parent-style-name="Standard">
      <style:paragraph-properties fo:text-align="justify" style:justify-single-word="false"/>
      <style:text-properties officeooo:paragraph-rsid="00e60cdf"/>
    </style:style>
    <style:style style:name="P35" style:family="paragraph" style:parent-style-name="Standard">
      <style:paragraph-properties fo:text-align="justify" style:justify-single-word="false"/>
      <style:text-properties officeooo:paragraph-rsid="00e6bb46"/>
    </style:style>
    <style:style style:name="P36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7" style:family="paragraph" style:parent-style-name="Standard">
      <style:paragraph-properties fo:text-align="justify" style:justify-single-word="false"/>
      <style:text-properties officeooo:paragraph-rsid="01135a6d"/>
    </style:style>
    <style:style style:name="P38" style:family="paragraph" style:parent-style-name="Standard">
      <style:paragraph-properties fo:text-align="justify" style:justify-single-word="false"/>
      <style:text-properties officeooo:paragraph-rsid="002db3dd"/>
    </style:style>
    <style:style style:name="P39" style:family="paragraph" style:parent-style-name="Standard">
      <style:paragraph-properties fo:text-align="justify" style:justify-single-word="false"/>
      <style:text-properties officeooo:paragraph-rsid="002f9037"/>
    </style:style>
    <style:style style:name="P40" style:family="paragraph" style:parent-style-name="Table_20_Contents">
      <style:paragraph-properties fo:text-align="justify" style:justify-single-word="false"/>
    </style:style>
    <style:style style:name="P41" style:family="paragraph" style:parent-style-name="Table_20_Contents">
      <style:paragraph-properties fo:text-align="justify" style:justify-single-word="false"/>
      <style:text-properties officeooo:paragraph-rsid="0149d5bd"/>
    </style:style>
    <style:style style:name="P42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666666" loext:opacity="100%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45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a0c6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a0c6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a0c6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a0c6" loext:opacity="100%" style:font-name="Roboto regular" fo:font-size="10pt" officeooo:rsid="00cdabac" officeooo:paragraph-rsid="01187e65" style:font-size-asian="10pt" style:font-size-complex="10pt"/>
    </style:style>
    <style:style style:name="P52" style:family="paragraph" style:parent-style-name="Standard">
      <style:text-properties fo:color="#00a0c6" loext:opacity="100%" style:font-name="Raleway" fo:font-size="12pt" fo:font-weight="bold" officeooo:rsid="001cd9e1" officeooo:paragraph-rsid="001cd9e1" style:font-size-asian="12pt" style:font-weight-asian="bold" style:font-size-complex="12pt" style:font-weight-complex="bold"/>
    </style:style>
    <style:style style:name="P53" style:family="paragraph" style:parent-style-name="Table_20_Contents">
      <style:text-properties officeooo:paragraph-rsid="0036b5e1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6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1ac082b" officeooo:paragraph-rsid="00e6bb46" style:font-size-asian="9pt" style:font-weight-asian="normal" style:font-size-complex="9pt" style:font-weight-complex="normal"/>
    </style:style>
    <style:style style:name="P59" style:family="paragraph">
      <loext:graphic-properties draw:fill-color="#00a0c6"/>
      <style:paragraph-properties fo:text-align="center"/>
    </style:style>
    <style:style style:name="P60" style:family="paragraph">
      <style:paragraph-properties fo:text-align="center"/>
    </style:style>
    <style:style style:name="P61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Raleway" fo:font-size="18pt" style:text-underline-style="none" fo:font-weight="bold" officeooo:rsid="0145bc8d" style:font-size-asian="18pt" style:font-weight-asian="bold" style:font-size-complex="18pt" style:font-weight-complex="bold"/>
    </style:style>
    <style:style style:name="T3" style:family="text">
      <style:text-properties fo:color="#333333" loext:opacity="100%" style:font-name="Raleway" fo:font-size="18pt" style:text-underline-style="none" fo:font-weight="bold" officeooo:rsid="002db3dd" style:font-size-asian="18pt" style:font-weight-asian="bold" style:font-size-complex="18pt" style:font-weight-complex="bold"/>
    </style:style>
    <style:style style:name="T4" style:family="text">
      <style:text-properties fo:color="#333333" loext:opacity="100%" fo:font-size="32pt" style:text-underline-style="none" fo:font-weight="bold" officeooo:rsid="002db3dd" style:font-size-asian="32pt" style:font-weight-asian="bold" style:font-size-complex="32pt" style:font-weight-complex="bold"/>
    </style:style>
    <style:style style:name="T5" style:family="text">
      <style:text-properties style:text-underline-style="none" fo:font-weight="normal" officeooo:rsid="01444b09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0e6bb46" style:font-size-asian="10pt" style:font-size-complex="10pt"/>
    </style:style>
    <style:style style:name="T9" style:family="text">
      <style:text-properties fo:font-size="10pt" officeooo:rsid="01444b09" style:font-size-asian="10pt" style:font-size-complex="10pt"/>
    </style:style>
    <style:style style:name="T10" style:family="text">
      <style:text-properties fo:font-size="10pt" officeooo:rsid="01484709" style:font-size-asian="10pt" style:font-size-complex="10pt"/>
    </style:style>
    <style:style style:name="T11" style:family="text">
      <style:text-properties fo:font-size="10pt" officeooo:rsid="0149d5bd" style:font-size-asian="10pt" style:font-size-complex="10pt"/>
    </style:style>
    <style:style style:name="T12" style:family="text">
      <style:text-properties fo:font-size="10pt" officeooo:rsid="014b703a" style:font-size-asian="10pt" style:font-size-complex="10pt"/>
    </style:style>
    <style:style style:name="T13" style:family="text">
      <style:text-properties fo:font-size="10pt" officeooo:rsid="015e6395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a0e313" style:font-weight-asian="bold" style:font-weight-complex="bold"/>
    </style:style>
    <style:style style:name="T16" style:family="text">
      <style:text-properties fo:font-weight="bold" officeooo:rsid="01135a6d" style:font-weight-asian="bold" style:font-weight-complex="bold"/>
    </style:style>
    <style:style style:name="T17" style:family="text">
      <style:text-properties fo:font-weight="bold" officeooo:rsid="013c4cc1" fo:background-color="#ffffff" loext:char-shading-value="0" style:font-weight-asian="bold" style:font-weight-complex="bold"/>
    </style:style>
    <style:style style:name="T18" style:family="text">
      <style:text-properties fo:font-weight="bold" officeooo:rsid="01322ced" fo:background-color="#ffffff" loext:char-shading-value="0" style:font-weight-asian="bold" style:font-weight-complex="bold"/>
    </style:style>
    <style:style style:name="T19" style:family="text">
      <style:text-properties officeooo:rsid="00cdabac"/>
    </style:style>
    <style:style style:name="T20" style:family="text">
      <style:text-properties officeooo:rsid="00cf41b0"/>
    </style:style>
    <style:style style:name="T21" style:family="text">
      <style:text-properties officeooo:rsid="00cf4f00"/>
    </style:style>
    <style:style style:name="T22" style:family="text">
      <style:text-properties officeooo:rsid="0110f4be"/>
    </style:style>
    <style:style style:name="T23" style:family="text">
      <style:text-properties officeooo:rsid="01484709"/>
    </style:style>
    <style:style style:name="T24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font-size="9pt" officeooo:rsid="01444b09" style:font-size-asian="9pt" style:font-size-complex="9pt"/>
    </style:style>
    <style:style style:name="T26" style:family="text">
      <style:text-properties fo:font-size="9pt" officeooo:rsid="00d912b0" style:font-size-asian="9pt" style:font-size-complex="9pt"/>
    </style:style>
    <style:style style:name="T27" style:family="text">
      <style:text-properties officeooo:rsid="014b703a"/>
    </style:style>
    <style:style style:name="T28" style:family="text">
      <style:text-properties officeooo:rsid="015da8a3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a0c6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a0c6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o.partner_shipping_id.bf_display_address" text:name="py3o.o.partner_shipping_id.bf_display_address"/>
        <text:user-field-decl office:value-type="string" office:string-value="o.bf_state" text:name="py3o.o.bf_state"/>
        <text:user-field-decl office:value-type="string" office:string-value="line.product_id.name" text:name="py3o.line.product_id.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o.bf_number" text:name="py3o.o.bf_number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bf_date_due" text:name="py3o.o.bf_date_due"/>
        <text:user-field-decl office:value-type="string" office:string-value="label" text:name="py3o.o.bf_number_label"/>
        <text:user-field-decl office:value-type="string" office:string-value="o.origin" text:name="py3o.o.origin"/>
        <text:user-field-decl office:value-type="string" office:string-value="o.company_id.display_name" text:name="py3o.o.company_id.display_name"/>
        <text:user-field-decl office:value-type="string" office:string-value="o.company_id.bf_footer_line_break_icon" text:name="py3o.o.company_id.bf_footer_line_break_icon"/>
        <text:user-field-decl office:value-type="string" office:string-value="o.invoice_payment_ref" text:name="py3o.o.invoice_payment_ref"/>
        <text:user-field-decl office:value-type="string" office:string-value="o.company_id.bf_report_header" text:name="py3o.o.company_id.bf_report_header"/>
      </text:user-field-decls>
      <text:p text:style-name="P52"><text:user-field-get text:name="py3o.o.company_id.display_name">o.company_id.display_name</text:user-field-get></text:p>
      <text:p text:style-name="P2"><text:user-field-get text:name="py3o.o.company_id.bf_display_address_without_company">o.company_id.bf_display_address_without_company</text:user-field-get></text:p>
      <text:p text:style-name="P6"><text:user-field-get text:name="py3o.o.company_id.bf_footer_line_break_icon">o.company_id.bf_footer_line_break_icon</text:user-field-get></text:p>
      <text:p text:style-name="P11"><draw:line text:anchor-type="char" draw:z-index="11" draw:name="Forma1" draw:style-name="gr1" draw:text-style-name="P59" svg:x1="0.012cm" svg:y1="0.05cm" svg:x2="6.438cm" svg:y2="0.05cm"><text:p/></draw:lin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8">INVOICE TO</text:p>
            <text:p text:style-name="P26"><text:user-field-get text:name="py3o.o.partner_id.display_name">display_name</text:user-field-get></text:p>
            <text:p text:style-name="P29"><text:user-field-get text:name="py3o.o.partner_id.bf_display_address_without_company">display_address</text:user-field-get></text:p>
            <text:p text:style-name="P27"><text:user-field-get text:name="py3o.o.partner_id.bf_data_line_break">bf_data_line_break</text:user-field-get></text:p>
          </table:table-cell>
          <table:table-cell table:style-name="Tabla3.B1" office:value-type="string">
            <text:p text:style-name="Table_20_Contents"><text:a xlink:type="simple" xlink:href="py3o://if=%22o.partner_shipping_id.id%20!=%20o.partner_id.id%22" text:style-name="Internet_20_link" text:visited-style-name="Visited_20_Internet_20_Link"><text:span text:style-name="T25">if="o.partner_shipping_id.id != o.partner_id.id"</text:span></text:a></text:p>
            <text:p text:style-name="P9">Shipping address:</text:p>
            <text:p text:style-name="P47"><text:user-field-get text:name="py3o.o.partner_shipping_id.bf_display_address">o.partner_shipping_id.bf_display_address</text:user-field-get></text:p>
            <text:p text:style-name="Table_20_Contents"><text:a xlink:type="simple" xlink:href="py3o:///if" text:style-name="Internet_20_link" text:visited-style-name="Visited_20_Internet_20_Link"><text:span text:style-name="T26">if</text:span></text:a></text:p>
          </table:table-cell>
        </table:table-row>
      </table:table>
      <text:p text:style-name="P38"><text:span text:style-name="T2"><text:user-field-get text:name="py3o.o.bf_number_label">label</text:user-field-get></text:span><text:span text:style-name="T3"><text:s/></text:span><text:span text:style-name="T3"><text:user-field-get text:name="py3o.o.bf_number">o.bf_number</text:user-field-get></text:span><text:span text:style-name="T4"><text:s/></text:span><text:span text:style-name="T4"><draw:frame draw:style-name="fr2" draw:name="Marco1" text:anchor-type="as-char" svg:width="2.281cm" draw:z-index="10"><draw:text-box fo:min-height="0.601cm"><text:p text:style-name="P12"><text:user-field-get text:name="py3o.o.bf_state">o.bf_state</text:user-field-get></text:p></draw:text-box></draw:frame></text:span></text:p>
      <text:p text:style-name="P32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292807696">
                <table:table-cell table:style-name="Tabla5.A1" office:value-type="string">
                  <text:p text:style-name="P40"><text:a xlink:type="simple" xlink:href="py3o://if=%22o.date_invoice%22" text:style-name="Internet_20_link" text:visited-style-name="Visited_20_Internet_20_Link"><text:span text:style-name="T10">if="o.date_invoice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eLine441774368">
                <table:table-cell table:style-name="Tabla5.A1" office:value-type="string">
                  <text:p text:style-name="P7"><text:span text:style-name="T23">Invoice</text:span> Date:</text:p>
                </table:table-cell>
                <table:table-cell table:style-name="Tabla5.A1" office:value-type="string">
                  <text:p text:style-name="P4"><text:user-field-get text:name="py3o.o.bf_date_invoice">bf_date_invoice</text:user-field-get></text:p>
                </table:table-cell>
              </table:table-row>
              <table:table-row table:style-name="TableLine523244544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eLine467603168">
                <table:table-cell table:style-name="Tabla5.A1" office:value-type="string">
                  <text:p text:style-name="P40"><text:a xlink:type="simple" xlink:href="py3o://if=%22o.reference%22" text:style-name="Internet_20_link" text:visited-style-name="Visited_20_Internet_20_Link"><text:span text:style-name="T11">if="o.reference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eLine223602688">
                <table:table-cell table:style-name="Tabla5.A1" office:value-type="string">
                  <text:p text:style-name="P7">Reference:</text:p>
                </table:table-cell>
                <table:table-cell table:style-name="Tabla5.A1" office:value-type="string">
                  <text:p text:style-name="P4"><text:user-field-get text:name="py3o.o.reference">o.reference</text:user-field-get></text:p>
                </table:table-cell>
              </table:table-row>
              <table:table-row table:style-name="TableLine230828880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eLine373307072">
                <table:table-cell table:style-name="Tabla5.A1" office:value-type="string">
                  <text:p text:style-name="P40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  <table:table-row table:style-name="TableLine400626208">
                <table:table-cell table:style-name="Tabla5.A1" office:value-type="string">
                  <text:p text:style-name="P7"><text:span text:style-name="T27">Source</text:span>:</text:p>
                </table:table-cell>
                <table:table-cell table:style-name="Tabla5.A1" office:value-type="string">
                  <text:p text:style-name="P3"><text:user-field-get text:name="py3o.o.origin">o.origin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P34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5"/>
                </table:table-cell>
              </table:table-row>
            </table:table>
            <text:p text:style-name="P40"/>
          </table:table-cell>
          <table:table-cell table:style-name="Tabla4.A1" office:value-type="string">
            <text:p text:style-name="P40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193247360">
                <table:table-cell table:style-name="Tabla6.A1" office:value-type="string">
                  <text:p text:style-name="P40"><text:a xlink:type="simple" xlink:href="py3o://if=%22o.invoice_payment_ref%22" text:style-name="Internet_20_link" text:visited-style-name="Visited_20_Internet_20_Link"><text:span text:style-name="T13">if="o.invoice_payment_ref"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eLine449676384">
                <table:table-cell table:style-name="Tabla6.A1" office:value-type="string">
                  <text:p text:style-name="P8"><text:span text:style-name="T28">Payment ref</text:span>:</text:p>
                </table:table-cell>
                <table:table-cell table:style-name="Tabla6.A1" office:value-type="string">
                  <text:p text:style-name="P58"><text:user-field-get text:name="py3o.o.invoice_payment_ref">o.invoice_payment_ref</text:user-field-get></text:p>
                </table:table-cell>
              </table:table-row>
              <table:table-row table:style-name="TableLine321796096">
                <table:table-cell table:style-name="Tabla6.A1" office:value-type="string">
                  <text:p text:style-name="P36"><text:a xlink:type="simple" xlink:href="py3o:///if" text:style-name="Internet_20_link" text:visited-style-name="Visited_20_Internet_20_Link"><text:span text:style-name="T11">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eLine585232912">
                <table:table-cell table:style-name="Tabla6.A1" office:value-type="string">
                  <text:p text:style-name="P41"><text:a xlink:type="simple" xlink:href="py3o://if=%22o.date_due%22" text:style-name="Internet_20_link" text:visited-style-name="Visited_20_Internet_20_Link"><text:span text:style-name="T24">if="o.date_due"</text:span></text:a></text:p>
                </table:table-cell>
                <table:table-cell table:style-name="Tabla6.A1" office:value-type="string">
                  <text:p text:style-name="P45"/>
                </table:table-cell>
              </table:table-row>
              <table:table-row table:style-name="TableLine161739936">
                <table:table-cell table:style-name="Tabla6.A1" office:value-type="string">
                  <text:p text:style-name="P10">Due Date:</text:p>
                </table:table-cell>
                <table:table-cell table:style-name="Tabla6.A1" office:value-type="string">
                  <text:p text:style-name="P5"><text:user-field-get text:name="py3o.o.bf_date_due">o.bf_date_due</text:user-field-get></text:p>
                </table:table-cell>
              </table:table-row>
              <table:table-row table:style-name="TableLine361496272">
                <table:table-cell table:style-name="Tabla6.A1" office:value-type="string">
                  <text:p text:style-name="P3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eLine228616000">
                <table:table-cell table:style-name="Tabla6.A1" office:value-type="string">
                  <text:p text:style-name="P40"><text:a xlink:type="simple" xlink:href="py3o://if=%22o.user_id%22" text:style-name="Internet_20_link" text:visited-style-name="Visited_20_Internet_20_Link"><text:span text:style-name="T8">if="o.user_id"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  <table:table-row table:style-name="TableLine544875232">
                <table:table-cell table:style-name="Tabla6.A1" office:value-type="string">
                  <text:p text:style-name="P8">Salesperson:</text:p>
                </table:table-cell>
                <table:table-cell table:style-name="Tabla6.A1" office:value-type="string">
                  <text:p text:style-name="P5"><text:user-field-get text:name="py3o.o.user_id.name">o.user_id.name</text:user-field-get></text:p>
                </table:table-cell>
              </table:table-row>
              <table:table-row table:style-name="TableLine389746400">
                <table:table-cell table:style-name="Tabla6.A1" office:value-type="string">
                  <text:p text:style-name="P35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5"/>
                </table:table-cell>
              </table:table-row>
            </table:table>
            <text:p text:style-name="P40"/>
          </table:table-cell>
        </table:table-row>
      </table:table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3">#</text:p>
            </table:table-cell>
            <table:table-cell table:style-name="Tabla1.B1" office:value-type="string">
              <text:p text:style-name="P23">DESCRIPTION</text:p>
            </table:table-cell>
            <table:table-cell table:style-name="Tabla1.B1" office:value-type="string">
              <text:p text:style-name="P23">IMAGE</text:p>
            </table:table-cell>
            <table:table-cell table:style-name="Tabla1.B1" office:value-type="string">
              <text:p text:style-name="P23">Q<text:span text:style-name="T22">TY</text:span></text:p>
            </table:table-cell>
            <table:table-cell table:style-name="Tabla1.B1" office:value-type="string">
              <text:p text:style-name="P23">U. P<text:span text:style-name="T22">RICE</text:span></text:p>
            </table:table-cell>
            <table:table-cell table:style-name="Tabla1.B1" office:value-type="string">
              <text:p text:style-name="P23">D<text:span text:style-name="T22">ISC</text:span>.(%)</text:p>
            </table:table-cell>
            <table:table-cell table:style-name="Tabla1.B1" office:value-type="string">
              <text:p text:style-name="P23">TAXES</text:p>
            </table:table-cell>
            <table:table-cell table:style-name="Tabla1.B1" office:value-type="string">
              <text:p text:style-name="P23">PRICE</text:p>
            </table:table-cell>
          </table:table-row>
        </table:table-header-rows>
        <table:table-row table:style-name="TableLine134785168">
          <table:table-cell table:style-name="Tabla1.A2" table:number-columns-spanned="8" office:value-type="string">
            <text:p text:style-name="P53"><text:a xlink:type="simple" xlink:href="py3o://for=%22line_count,%20line%20in%20enumerate(o.invoice_line_ids,%201)%22" text:style-name="Internet_20_link" text:visited-style-name="Visited_20_Internet_20_Link"><text:span text:style-name="T9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0757040">
          <table:table-cell table:style-name="Tabla1.A3" office:value-type="string">
            <text:p text:style-name="P18"><text:user-field-get text:name="py3o.line_count">i</text:user-field-get></text:p>
          </table:table-cell>
          <table:table-cell table:style-name="Tabla1.B3" office:value-type="string">
            <text:p text:style-name="P19"><text:user-field-get text:name="py3o.line.product_id.name">line.product_id.name</text:user-field-get></text:p>
            <text:p text:style-name="P44"><text:user-field-get text:name="py3o.line.bf_name">line.bf_name</text:user-field-get></text:p>
          </table:table-cell>
          <table:table-cell table:style-name="Tabla1.C3" office:value-type="string">
            <text:p text:style-name="P54"><draw:frame draw:style-name="fr1" draw:name="py3o.image(line.product_id.image_128, 'png', width='1cm', height='1cm', isb64=True)" text:anchor-type="as-char" svg:width="1.131cm" draw:z-index="9"><draw:text-box fo:min-height="0.79cm"><text:p text:style-name="Frame_20_contents"/></draw:text-box></draw:frame></text:p>
          </table:table-cell>
          <table:table-cell table:style-name="Tabla1.D3" office:value-type="string">
            <text:p text:style-name="P16"><text:user-field-get text:name="py3o.line.bf_quantity">qty</text:user-field-get></text:p>
          </table:table-cell>
          <table:table-cell table:style-name="Tabla1.E3" office:value-type="string">
            <text:p text:style-name="P15"><text:user-field-get text:name="py3o.line.bf_price_unit">line.bf_price_unit</text:user-field-get></text:p>
          </table:table-cell>
          <table:table-cell table:style-name="Tabla1.D3" office:value-type="string">
            <text:p text:style-name="P17"><text:user-field-get text:name="py3o.line.bf_discount">line.bf_discount</text:user-field-get></text:p>
          </table:table-cell>
          <table:table-cell table:style-name="Tabla1.G3" office:value-type="string">
            <text:p text:style-name="P14"><text:user-field-get text:name="py3o.line.bf_invoice_line_tax_ids">tax</text:user-field-get></text:p>
          </table:table-cell>
          <table:table-cell table:style-name="Tabla1.D3" office:value-type="string">
            <text:p text:style-name="P17"><text:user-field-get text:name="py3o.line.bf_price_subtotal">line.bf_price_subtotal</text:user-field-get></text:p>
          </table:table-cell>
        </table:table-row>
        <table:table-row table:style-name="TableLine188951264">
          <table:table-cell table:style-name="Tabla1.A4" table:number-columns-spanned="8" office:value-type="string">
            <text:p text:style-name="P5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0433728">
          <table:table-cell table:style-name="Tabla1.A5" table:number-columns-spanned="5" office:value-type="string">
            <text:p text:style-name="P56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20"><text:span text:style-name="T15">Total Without Taxes</text:span><text:span text:style-name="T14">:</text:span> </text:p>
          </table:table-cell>
          <table:covered-table-cell/>
          <table:table-cell table:style-name="Tabla1.H5" office:value-type="string">
            <text:p text:style-name="P46"><text:user-field-get text:name="py3o.o.bf_amount_untaxed">o.bf_amount_untaxed</text:user-field-get></text:p>
          </table:table-cell>
        </table:table-row>
        <table:table-row table:style-name="TableLine376145120">
          <table:table-cell table:style-name="Tabla1.A6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20"><text:span text:style-name="T15">Taxes:</text:span> </text:p>
          </table:table-cell>
          <table:covered-table-cell/>
          <table:table-cell table:style-name="Tabla1.H6" office:value-type="string">
            <text:p text:style-name="P46"><text:user-field-get text:name="py3o.o.bf_amount_tax">o.bf_amount_tax</text:user-field-get></text:p>
          </table:table-cell>
        </table:table-row>
        <table:table-row table:style-name="TableLine331719376">
          <table:table-cell table:style-name="Tabla1.A7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5"><text:span text:style-name="T15">Total:</text:span> </text:p>
          </table:table-cell>
          <table:covered-table-cell/>
          <table:table-cell table:style-name="Tabla1.F7" office:value-type="string">
            <text:p text:style-name="P24"><text:user-field-get text:name="py3o.o.bf_amount_total">o.bf_amount_total</text:user-field-get></text:p>
          </table:table-cell>
        </table:table-row>
      </table:table>
      <text:p text:style-name="P33"><text:a xlink:type="simple" xlink:href="py3o://if=%22o.payment_term_id%22" text:style-name="Internet_20_link" text:visited-style-name="Visited_20_Internet_20_Link"><text:span text:style-name="T20">if="o.payment_term_id"</text:span></text:a></text:p>
      <text:p text:style-name="P48"/>
      <text:p text:style-name="P48">Payment Terms:</text:p>
      <text:p text:style-name="P42"><text:user-field-get text:name="py3o.o.payment_term_id.bf_note">o.payment_term_id.bf_note</text:user-field-get></text:p>
      <text:p text:style-name="P33"><text:a xlink:type="simple" xlink:href="py3o:///if" text:style-name="Internet_20_link" text:visited-style-name="Visited_20_Internet_20_Link"><text:span text:style-name="T20">if</text:span></text:a></text:p>
      <text:p text:style-name="P33"><text:a xlink:type="simple" xlink:href="py3o://if=%22o.fiscal_position_id.note%22" text:style-name="Internet_20_link" text:visited-style-name="Visited_20_Internet_20_Link"><text:span text:style-name="T21">if="o.fiscal_position_id.note"</text:span></text:a></text:p>
      <text:p text:style-name="P49"/>
      <text:p text:style-name="P50"><text:span text:style-name="T17">Fiscal Position Remark</text:span><text:span text:style-name="T18">:</text:span></text:p>
      <text:p text:style-name="P43"><text:user-field-get text:name="py3o.o.fiscal_position_id.bf_note">o.fiscal_position_id.bf_note</text:user-field-get></text:p>
      <text:p text:style-name="P33"><text:a xlink:type="simple" xlink:href="py3o:///if" text:style-name="Internet_20_link" text:visited-style-name="Visited_20_Internet_20_Link"><text:span text:style-name="T21">if</text:span></text:a></text:p>
      <text:p text:style-name="P37"><text:a xlink:type="simple" xlink:href="py3o://if=%22o.comment%22" text:style-name="Internet_20_link" text:visited-style-name="Visited_20_Internet_20_Link"><text:span text:style-name="T5">if="o.comment"</text:span></text:a></text:p>
      <text:p text:style-name="P31"><draw:custom-shape text:anchor-type="char" draw:z-index="2" draw:name="Freeform 39" draw:style-name="gr3" draw:text-style-name="P61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1"><text:span text:style-name="T16">Terms &amp; Conditions</text:span>:</text:p>
      <text:p text:style-name="P13"><text:user-field-get text:name="py3o.o.bf_comment">o.bf_comment</text:user-field-get></text:p>
      <text:p text:style-name="P37"><text:soft-page-break/><text:a xlink:type="simple" xlink:href="py3o:///if" text:style-name="Internet_20_link" text:visited-style-name="Visited_20_Internet_20_Link"><text:span text:style-name="T19">if</text:span></text:a>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Medium" svg:font-family="'Roboto Medium'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00a0c6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33cm" svg:y="-1.161cm" svg:width="3.191cm" svg:height="1.341cm" draw:z-index="4"><draw:image xlink:href="Pictures/1000000100000156000000480DAE0186C6886B05.png" xlink:type="simple" xlink:show="embed" xlink:actuate="onLoad" draw:mime-type="image/png"/></draw:frame><draw:line text:anchor-type="paragraph" draw:z-index="6" draw:name="Forma2" draw:style-name="Mgr1" draw:text-style-name="MP2" svg:x1="15.094cm" svg:y1="-0.198cm" svg:x2="15.094cm" svg:y2="0.501cm"><text:p/></draw:lin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8"><draw:text-box fo:min-height="0.499cm" fo:min-width="6.5cm"><text:p text:style-name="MP3"><text:user-field-get text:name="py3o.o.company_id.bf_report_footer">o.company_id.bf_report_footer</text:user-field-get></text:p></draw:text-box></draw:frame><draw:frame draw:style-name="Mfr3" draw:name="Imagen1" text:anchor-type="paragraph" svg:width="20.994cm" svg:height="2.799cm" draw:z-index="1"><draw:image xlink:href="Pictures/100000010000051C000000B23E1681EABFCEB8CC.png" xlink:type="simple" xlink:show="embed" xlink:actuate="onLoad" draw:mime-type="image/png"/></draw:frame></text:p>
        <text:p text:style-name="MP4"><text:span text:style-name="MT1"><text:page-number text:select-page="current">2</text:page-number></text:span><text:span text:style-name="MT1"><text:s/></text:span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1:05:46.267918444</dc:date>
    <meta:editing-duration>P3DT1H16M49S</meta:editing-duration>
    <meta:editing-cycles>305</meta:editing-cycles>
    <meta:document-statistic meta:table-count="5" meta:image-count="2" meta:object-count="0" meta:page-count="2" meta:paragraph-count="77" meta:word-count="98" meta:character-count="1105" meta:non-whitespace-character-count="1079"/>
  </office:meta>
</office:document-meta>
</file>